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58"/>
    </style:style>
    <style:style style:name="ce34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9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1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3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5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6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51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20">
            <text:p>2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3" table:number-columns-repeated="2"/>
          <table:table-cell table:style-name="ce43" office:value-type="string">
            <text:p>GPS</text:p>
          </table:table-cell>
          <table:table-cell table:style-name="ce45"/>
          <table:table-cell table:style-name="ce47" office:value-type="string">
            <text:p>extension</text:p>
          </table:table-cell>
          <table:table-cell table:style-name="ce47"/>
          <table:table-cell table:number-columns-repeated="1015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3-26_09-27-37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6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1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26_04-25-33_000.jpg</text:p>
          </table:table-cell>
          <table:table-cell table:style-name="ce26" office:value-type="string">
            <text:p>:m :PHOTO 寝た時刻 / 2023 / オナニー、未了、duration=2時間ぐらい,other=~</text:p>
          </table:table-cell>
          <table:table-cell table:style-name="ce26"/>
          <table:table-cell table:style-name="ce10"/>
          <table:table-cell table:style-name="ce10"/>
          <table:table-cell table:style-name="ce46" table:formula="of:=IF([.E3]=&quot;&quot;;[.C3];CONCATENATE([.C3];&quot; / &quot;;[.E3]))" office:value-type="string" office:string-value=":m :PHOTO 寝た時刻 / 2023 / オナニー、未了、duration=2時間ぐらい,other=~">
            <text:p>:m :PHOTO 寝た時刻 / 2023 / オナニー、未了、duration=2時間ぐらい,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1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3-25_21-15-5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1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0">
            <text:p>20</text:p>
          </table:table-cell>
          <table:table-cell table:style-name="ce17" office:value-type="string">
            <text:p>2023-03-26_13-29-4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6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1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3-03-26_00-45-01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１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8"/>
          <table:table-cell table:style-name="ce10"/>
          <table:table-cell table:style-name="ce10"/>
          <table:table-cell table:style-name="ce46" table:formula="of:=IF([.E6]=&quot;&quot;;[.C6];CONCATENATE([.C6];&quot; / &quot;;[.E6]))" office:value-type="string" office:string-value=":PHOTO 記録 / 経過記録；作ったもの / food=焼酎漬け / material=レモン：１０（単位：スプーン）；ニンニク：１０；生姜：１０；スペアミント：０；ローズマリー：１０；ディル：１０,liquor=麦焼酎：??ml,time=~,container=silver-cap-small / type=~,other=作り置きする：混合。ディル、追加。,occasion=経過観察,id=2023-03-22_09-14-26_000.jpg">
            <text:p>:PHOTO 記録 / 経過記録；作ったもの / food=焼酎漬け / material=レモン：１０（単位：スプーン）；ニンニク：１０；生姜：１０；スペアミント：０；ローズマリー：１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1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 office:value-type="string">
            <text:p>2023-03-26_00-45-03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１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10" table:formula="of:=RIGHT([.B7];[.K7])" office:value-type="string" office:string-value="jpg">
            <text:p>jpg</text:p>
          </table:table-cell>
          <table:table-cell table:style-name="ce51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26_00-45-10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０；ローズマリー：１０；ディル：１０,liquor=麦焼酎：??ml,time=~,container=silver-cap-small / type=~,other=作り置きする：混合。ディル、追加。,occasion=経過観察,id=2023-03-22_09-14-26_000.jpg</text:p>
          </table:table-cell>
          <table:table-cell table:style-name="ce27"/>
          <table:table-cell table:style-name="ce10"/>
          <table:table-cell table:style-name="ce10"/>
          <table:table-cell table:style-name="ce46" table:formula="of:=IF([.E8]=&quot;&quot;;[.C10];CONCATENATE([.C10];&quot; / &quot;;[.E8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1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3-26_00-46-32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9]=&quot;&quot;;[.C9];CONCATENATE([.C9];&quot; / &quot;;[.E9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1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3-26_00-46-36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28"/>
          <table:table-cell table:style-name="ce10"/>
          <table:table-cell table:style-name="ce10"/>
          <table:table-cell table:style-name="ce46" table:formula="of:=IF([.E10]=&quot;&quot;;[.C10];CONCATENATE([.C10];&quot; / &quot;;[.E10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51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26_00-46-54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1]=&quot;&quot;;[.C11];CONCATENATE([.C11];&quot; / &quot;;[.E11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,occasion=経過観察,id=2023-03-22_09-14-26_000.jpg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51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3-26_00-46-40_000.jpg</text:p>
          </table:table-cell>
          <table:table-cell table:style-name="ce26" office:value-type="strin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傾け,occasion=経過観察,id=2023-03-22_09-14-26_000.jpg</text:p>
          </table:table-cell>
          <table:table-cell table:style-name="ce19"/>
          <table:table-cell table:style-name="ce10"/>
          <table:table-cell table:style-name="ce10"/>
          <table:table-cell table:style-name="ce46" table:formula="of:=IF([.E12]=&quot;&quot;;[.C12];CONCATENATE([.C12];&quot; / &quot;;[.E12]))" office:value-type="string" office:string-value="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傾け,occasion=経過観察,id=2023-03-22_09-14-26_000.jpg">
            <text:p>:PHOTO 記録 / 経過記録；作ったもの / food=焼酎漬け / material=レモン：１０（単位：スプーン）；ニンニク：１０；生姜：１０；スペアミント：１０；ローズマリー：１０；ディル：１０,liquor=麦焼酎：??ml,time=~,container=silver-cap-small / type=~,other=作り置きする：混合。ディル、追加。スペアミント、追加。傾け,occasion=経過観察,id=2023-03-22_09-14-26_000.jpg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51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26_00-43-58_000.jpg</text:p>
          </table:table-cell>
          <table:table-cell table:style-name="ce26" office:value-type="string">
            <text:p>:PHOTO 記録 / 経過記録；作ったもの / food=焼酎漬け / material=大葉,liquor=麦焼酎：??ml,time=~,container=silver-cap-small / type=~,other=作り置きする,occasion=経過観察,id=2023-03-24_01-02-30_000.jpg</text:p>
          </table:table-cell>
          <table:table-cell table:style-name="ce27"/>
          <table:table-cell table:style-name="ce10"/>
          <table:table-cell table:style-name="ce10"/>
          <table:table-cell table:style-name="ce46" table:formula="of:=IF([.E13]=&quot;&quot;;[.C13];CONCATENATE([.C13];&quot; / &quot;;[.E13]))" office:value-type="string" office:string-value=":PHOTO 記録 / 経過記録；作ったもの / food=焼酎漬け / material=大葉,liquor=麦焼酎：??ml,time=~,container=silver-cap-small / type=~,other=作り置きする,occasion=経過観察,id=2023-03-24_01-02-30_000.jpg">
            <text:p>:PHOTO 記録 / 経過記録；作ったもの / food=焼酎漬け / material=大葉,liquor=麦焼酎：??ml,time=~,container=silver-cap-small / type=~,other=作り置きする,occasion=経過観察,id=2023-03-24_01-02-30_000.jpg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51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4">
            <text:p>14</text:p>
          </table:table-cell>
          <table:table-cell table:style-name="ce17" office:value-type="string">
            <text:p>2023-03-26_09-47-0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6" table:formula="of:=IF([.E14]=&quot;&quot;;[.C14];CONCATENATE([.C14];&quot; / &quot;;[.E1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51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3-25_22-42-13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51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 office:value-type="string">
            <text:p>2023-03-26_01-47-16_000.jpg</text:p>
          </table:table-cell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16];[.K16])" office:value-type="string" office:string-value="jpg">
            <text:p>jpg</text:p>
          </table:table-cell>
          <table:table-cell table:style-name="ce51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5">
            <text:p>15</text:p>
          </table:table-cell>
          <table:table-cell table:style-name="ce17" office:value-type="string">
            <text:p>2023-03-26_10-00-47_000.jpg</text:p>
          </table:table-cell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51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17" office:value-type="string">
            <text:p>2023-03-26_10-02-16_000.jpg</text:p>
          </table:table-cell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51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7">
            <text:p>17</text:p>
          </table:table-cell>
          <table:table-cell table:style-name="ce10" office:value-type="string">
            <text:p>2023-03-26_10-54-52_000.jpg</text:p>
          </table:table-cell>
          <table:table-cell table:style-name="ce33"/>
          <table:table-cell table:style-name="ce26"/>
          <table:table-cell table:style-name="ce10"/>
          <table:table-cell table:style-name="ce10"/>
          <table:table-cell table:style-name="ce46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51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8">
            <text:p>18</text:p>
          </table:table-cell>
          <table:table-cell table:style-name="ce17" office:value-type="string">
            <text:p>2023-03-26_11-41-17_000.jpg</text:p>
          </table:table-cell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51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9">
            <text:p>19</text:p>
          </table:table-cell>
          <table:table-cell table:style-name="ce18" office:value-type="string">
            <text:p>2023-03-26_12-31-14_000.jpg</text:p>
          </table:table-cell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51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1">
            <text:p>21</text:p>
          </table:table-cell>
          <table:table-cell table:style-name="ce17" office:value-type="string">
            <text:p>2023-03-26_14-52-07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51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2">
            <text:p>22</text:p>
          </table:table-cell>
          <table:table-cell table:style-name="ce17" office:value-type="string">
            <text:p>2023-03-26_17-02-27_000.jpg</text:p>
          </table:table-cell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51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23">
            <text:p>23</text:p>
          </table:table-cell>
          <table:table-cell table:style-name="ce10" office:value-type="string">
            <text:p>2023-03-26_17-02-40_000.jpg</text:p>
          </table:table-cell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51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4">
            <text:p>24</text:p>
          </table:table-cell>
          <table:table-cell table:style-name="ce18" office:value-type="string">
            <text:p>2023-03-26_17-46-56_000.jpg</text:p>
          </table:table-cell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51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1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27];[.K27])" office:value-type="float" office:value="0">
            <text:p>#VALUE!</text:p>
          </table:table-cell>
          <table:table-cell table:style-name="ce51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1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1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1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1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1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1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1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1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1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1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4"/>
          <table:table-cell table:style-name="ce10"/>
          <table:table-cell table:style-name="ce10"/>
          <table:table-cell table:style-name="ce46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1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1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1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6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1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1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6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1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1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1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1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1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6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1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1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1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1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6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1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1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1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1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56];[.K56])" office:value-type="float" office:value="0">
            <text:p>#VALUE!</text:p>
          </table:table-cell>
          <table:table-cell table:style-name="ce51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1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58];[.K58])" office:value-type="float" office:value="0">
            <text:p>#VALUE!</text:p>
          </table:table-cell>
          <table:table-cell table:style-name="ce51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1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1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1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6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1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1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1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1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1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1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1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1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70];[.K70])" office:value-type="float" office:value="0">
            <text:p>#VALUE!</text:p>
          </table:table-cell>
          <table:table-cell table:style-name="ce51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1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1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1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1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1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1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1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6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1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6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1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1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1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1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6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1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4];[.K84])" office:value-type="float" office:value="0">
            <text:p>#VALUE!</text:p>
          </table:table-cell>
          <table:table-cell table:style-name="ce51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5];[.K85])" office:value-type="float" office:value="0">
            <text:p>#VALUE!</text:p>
          </table:table-cell>
          <table:table-cell table:style-name="ce51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style-name="ce10" table:formula="of:=RIGHT([.B86];[.K86])" office:value-type="float" office:value="0">
            <text:p>#VALUE!</text:p>
          </table:table-cell>
          <table:table-cell table:style-name="ce51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10" table:formula="of:=RIGHT([.B87];[.K87])" office:value-type="float" office:value="0">
            <text:p>#VALUE!</text:p>
          </table:table-cell>
          <table:table-cell table:style-name="ce51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6"/>
          <table:table-cell table:style-name="ce10" table:number-columns-repeated="2"/>
          <table:table-cell table:style-name="ce46"/>
          <table:table-cell table:style-name="ce10" table:formula="of:=RIGHT([.B88];[.K88])" office:value-type="float" office:value="0">
            <text:p>#VALUE!</text:p>
          </table:table-cell>
          <table:table-cell table:style-name="ce51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4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6" table:formula="of:=IF([.E101]=&quot;&quot;;[.C101];CONCATENATE([.C101];&quot; / &quot;;[.E101]))" office:value-type="float" office:value="0">
            <text:p>0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6" table:formula="of:=IF([.E103]=&quot;&quot;;[.C103];CONCATENATE([.C103];&quot; / &quot;;[.E103]))" office:value-type="string" office:string-value="**">
            <text:p>**</text:p>
          </table:table-cell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4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6"/>
          <table:table-cell table:style-name="ce51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6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5"/>
          <table:table-cell table:number-columns-repeated="3"/>
          <table:table-cell table:style-name="ce46"/>
          <table:table-cell table:number-columns-repeated="1017"/>
        </table:table-row>
        <table:table-row table:style-name="ro3">
          <table:table-cell table:number-columns-repeated="2"/>
          <table:table-cell table:style-name="ce36"/>
          <table:table-cell table:number-columns-repeated="1021"/>
        </table:table-row>
        <table:table-row table:style-name="ro3">
          <table:table-cell table:number-columns-repeated="2"/>
          <table:table-cell table:style-name="ce37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8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8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9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40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1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9" table:formula="of:=COUNTA([.$B$2:.$B27])" office:value-type="float" office:value="24">
            <text:p>24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2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9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9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9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9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9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9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9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2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26">2023/03/26</text:date>, <text:time>18:00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26T18:00:41.37</dc:date>
    <dc:creator>iwabuchi ken</dc:creator>
    <meta:editing-duration>P55DT7H5M33S</meta:editing-duration>
    <meta:editing-cycles>17866</meta:editing-cycles>
    <meta:document-statistic meta:table-count="2" meta:cell-count="933" meta:object-count="0"/>
    <meta:user-defined meta:name="qrichtext">1</meta:user-defined>
  </office:meta>
</office:document-meta>
</file>